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list-style-name="WWNum1"/>
    <style:style style:name="P2" style:family="paragraph" style:parent-style-name="Title" style:master-page-name="Standard">
      <style:paragraph-properties style:page-number="auto"/>
    </style:style>
    <style:style style:name="P3" style:family="paragraph" style:parent-style-name="Description">
      <style:text-properties fo:color="#1c1c1c" fo:font-style="normal" officeooo:rsid="00100b87" officeooo:paragraph-rsid="00100b87" style:font-style-asian="normal" style:font-style-complex="normal"/>
    </style:style>
    <style:style style:name="P4" style:family="paragraph" style:parent-style-name="Description" style:list-style-name="L1">
      <style:text-properties fo:color="#1c1c1c" fo:language="el" fo:country="GR" fo:font-style="normal" officeooo:rsid="00125cac" officeooo:paragraph-rsid="00125cac" style:font-style-asian="normal" style:font-style-complex="normal"/>
    </style:style>
    <style:style style:name="P5" style:family="paragraph" style:parent-style-name="Description" style:list-style-name="L1">
      <style:text-properties fo:color="#1c1c1c" fo:language="el" fo:country="GR" fo:font-style="normal" officeooo:rsid="00125cac" officeooo:paragraph-rsid="00141703" style:font-style-asian="normal" style:font-style-complex="normal"/>
    </style:style>
    <style:style style:name="P6" style:family="paragraph" style:parent-style-name="Description" style:list-style-name="L1">
      <style:text-properties fo:color="#1c1c1c" fo:language="el" fo:country="GR" fo:font-style="normal" officeooo:rsid="00141703" officeooo:paragraph-rsid="00141703" style:font-style-asian="normal" style:font-style-complex="normal"/>
    </style:style>
    <style:style style:name="P7" style:family="paragraph" style:parent-style-name="Description" style:list-style-name="L1">
      <style:text-properties fo:color="#1c1c1c" fo:language="en" fo:country="US" fo:font-style="normal" officeooo:rsid="00125cac" officeooo:paragraph-rsid="00125cac" style:font-style-asian="normal" style:font-style-complex="normal"/>
    </style:style>
    <style:style style:name="P8" style:family="paragraph" style:parent-style-name="Description">
      <style:text-properties officeooo:paragraph-rsid="00100b87"/>
    </style:style>
    <style:style style:name="P9" style:family="paragraph" style:parent-style-name="Description">
      <style:text-properties fo:font-size="10pt" officeooo:rsid="00143715" officeooo:paragraph-rsid="00143715" style:font-size-asian="10pt" style:font-size-complex="10pt"/>
    </style:style>
    <style:style style:name="P10" style:family="paragraph" style:parent-style-name="Description">
      <style:text-properties officeooo:paragraph-rsid="0016cd9c"/>
    </style:style>
    <style:style style:name="P11" style:family="paragraph" style:parent-style-name="Footer">
      <style:paragraph-properties fo:padding-left="0cm" fo:padding-right="0cm" fo:padding-top="0.035cm" fo:padding-bottom="0cm" fo:border-left="none" fo:border-right="none" fo:border-top="0.51pt solid #000000" fo:border-bottom="none"/>
    </style:style>
    <style:style style:name="T1" style:family="text">
      <style:text-properties fo:font-size="22pt" style:font-size-asian="22pt"/>
    </style:style>
    <style:style style:name="T2" style:family="text">
      <style:text-properties fo:font-size="22pt" fo:language="en" fo:country="US" style:font-size-asian="22pt"/>
    </style:style>
    <style:style style:name="T3" style:family="text">
      <style:text-properties fo:language="en" fo:country="US"/>
    </style:style>
    <style:style style:name="T4" style:family="text">
      <style:text-properties fo:language="en" fo:country="US" officeooo:rsid="000fe502"/>
    </style:style>
    <style:style style:name="T5" style:family="text">
      <style:text-properties fo:font-size="9pt" style:font-size-asian="9pt" style:font-size-complex="9pt"/>
    </style:style>
    <style:style style:name="T6" style:family="text">
      <style:text-properties fo:font-size="9pt" fo:language="en" fo:country="US" style:font-size-asian="9pt" style:font-size-complex="9pt"/>
    </style:style>
    <style:style style:name="T7" style:family="text">
      <style:text-properties officeooo:rsid="0011df99"/>
    </style:style>
    <style:style style:name="T8" style:family="text">
      <style:text-properties fo:color="#1c1c1c" fo:font-style="normal" style:font-style-asian="normal" style:font-style-complex="normal"/>
    </style:style>
    <style:style style:name="T9" style:family="text">
      <style:text-properties fo:color="#1c1c1c" fo:font-style="normal" officeooo:rsid="00100b87" style:font-style-asian="normal" style:font-style-complex="normal"/>
    </style:style>
    <style:style style:name="T10" style:family="text">
      <style:text-properties fo:color="#1c1c1c" fo:font-style="normal" officeooo:rsid="00143715" style:font-style-asian="normal" style:font-style-complex="normal"/>
    </style:style>
    <style:style style:name="T11" style:family="text">
      <style:text-properties fo:color="#1c1c1c" fo:font-style="normal" officeooo:rsid="0014e2c6" style:font-style-asian="normal" style:font-style-complex="normal"/>
    </style:style>
    <style:style style:name="T12" style:family="text">
      <style:text-properties fo:color="#1c1c1c" fo:font-style="normal" officeooo:rsid="0016cd9c" style:font-style-asian="normal" style:font-style-complex="normal"/>
    </style:style>
    <style:style style:name="T13" style:family="text">
      <style:text-properties fo:color="#1c1c1c" fo:font-style="normal" officeooo:rsid="001883eb" style:font-style-asian="normal" style:font-style-complex="normal"/>
    </style:style>
    <style:style style:name="T14" style:family="text">
      <style:text-properties fo:color="#1c1c1c" fo:font-size="10pt" fo:font-style="normal" officeooo:rsid="00143715" style:font-size-asian="10pt" style:font-style-asian="normal" style:font-size-complex="10pt" style:font-style-complex="normal"/>
    </style:style>
    <style:style style:name="T15" style:family="text">
      <style:text-properties fo:color="#1c1c1c" fo:language="en" fo:country="US" fo:font-style="normal" officeooo:rsid="00143715" style:font-style-asian="normal" style:font-style-complex="normal"/>
    </style:style>
    <style:style style:name="T16" style:family="text">
      <style:text-properties officeooo:rsid="00122583"/>
    </style:style>
    <style:style style:name="T17" style:family="text">
      <style:text-properties fo:language="el" fo:country="GR"/>
    </style:style>
    <style:style style:name="T18" style:family="text">
      <style:text-properties officeooo:rsid="001417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ΠΡΟΤΥΠΟ ΔΟΜΗΣ 1</text:span></text:p>
      <text:p text:style-name="Title"><text:span text:style-name="T1">Έγγραφο</text:span><text:span text:style-name="T2"> </text:span><text:span text:style-name="T1">απαιτήσεων</text:span><text:span text:style-name="T2"> </text:span><text:span text:style-name="T1">εμπλεκομένων</text:span><text:span text:style-name="T2"> </text:span><text:span text:style-name="T1">μερών</text:span><text:span text:style-name="T2"> (StRS)<text:line-break/>Stakeholders Requirements Specification</text:span></text:p>
      <text:p text:style-name="Description">ΠΡΟΣΑΡΜΟΓΗ ΤΟΥ ΑΝΤΙΣΤΟΙΧΟΥ ΕΓΓΡΑΦΟΥ ΤΟΥ ΠΡΟΤΥΠΟΥ ISO/IEC/IEEE 29148:2011</text:p>
      <text:p text:style-name="Description"/>
      <text:p text:style-name="Subtitle">[<text:span text:style-name="T4">Developers</text:span>]</text:p>
      <text:p text:style-name="Description">Συμπληρώνεται ένα έγγραφο για κάθε εμπλεκόμενο μέρος</text:p>
      <text:p text:style-name="Description">Ελάχιστα εμπλεκόμενα μέρη: 1) οι χρήστες<text:bookmark text:name="_GoBack"/></text:p>
      <text:list xml:id="list274734466" text:style-name="WWNum1">
        <text:list-item>
          <text:h text:style-name="P1" text:outline-level="1">Εισαγωγή</text:h>
        </text:list-item>
      </text:list>
      <text:h text:style-name="Heading_20_2" text:outline-level="2">1.1<text:tab/>Ταυτότητα - επιχειρησιακοί στόχοι</text:h>
      <text:p text:style-name="Description">Τι θέλουμε να πετύχουμε με το σύστημα</text:p>
      <text:p text:style-name="P3"><text:tab/>Στόχος μας είναι η ανάπτυξη ενός εργαλείου φιλικού, απλού και εύχρηστου<text:span text:style-name="T7"> </text:span>προς τους χρήστες </text:p>
      <text:p text:style-name="P3"><text:tab/>αλλά και ορθά δομημένου <text:span text:style-name="T7">για να επιτευχθεί η εύκολη συντήρηση και προσαρμογή του συστήματος </text:span></text:p>
      <text:p text:style-name="P3"><text:tab/><text:span text:style-name="T7">σε νέα δεδομένα.</text:span></text:p>
      <text:p text:style-name="P3"/>
      <text:p text:style-name="P3"><text:tab/><text:span text:style-name="T7">Πρόκειται για ένα σύστημα του οποίου ο στόχος είναι να προάγει τον υγιή ανταγωνισμό μεταξύ </text:span></text:p>
      <text:p text:style-name="P3"><text:tab/><text:span text:style-name="T7">επιχειρήσεων,με άμεσο κέρδος για τους καταναλωτές λόγω χαμηλών τιμών και έμμεσο κέρδος </text:span></text:p>
      <text:p text:style-name="P3"><text:tab/><text:span text:style-name="T7">για τις ίδιες τις επιχειρήσεις από την προβολή-διαφήμιση που θα δέχονται.</text:span></text:p>
      <text:p text:style-name="P3"/>
      <text:p text:style-name="P3"><text:span text:style-name="T16"><text:tab/>Στοχεύουμε στην κάλυψη των εξόδων συντήρησης και λειτουργίας μέσω των εσόδων της <text:tab/>εφαρμογής.</text:span></text:p>
      <text:p text:style-name="P8"><text:span text:style-name="T9"><text:tab/></text:span></text:p>
      <text:h text:style-name="Heading_20_2" text:outline-level="2">1.2<text:tab/>Περίγραμμα επιχειρησιακών λειτουργιών</text:h>
      <text:p text:style-name="Description">Γενική περιγραφή. Περίληψη και αναφορές με χρήση διαγράμματος <text:span text:style-name="T3">UML</text:span></text:p>
      <text:list xml:id="list607767851" text:style-name="L1">
        <text:list-item>
          <text:p text:style-name="P4">Εγγραφή </text:p>
        </text:list-item>
        <text:list-item>
          <text:p text:style-name="P4">Σύνδεση </text:p>
        </text:list-item>
        <text:list-item>
          <text:p text:style-name="P4">Προβολή προφίλ</text:p>
        </text:list-item>
        <text:list-item>
          <text:p text:style-name="P4">Επεξεργασία προφίλ</text:p>
        </text:list-item>
        <text:list-item>
          <text:p text:style-name="P7">Guest Mode (<text:span text:style-name="T17">αρχικη σελιδα</text:span>)</text:p>
        </text:list-item>
        <text:list-item>
          <text:p text:style-name="P4">Αναζήτηση προιόντων/καταστημάτων</text:p>
        </text:list-item>
        <text:list-item>
          <text:p text:style-name="P6">Φιλτράρισμα αποτελεσμάτων</text:p>
        </text:list-item>
        <text:list-item>
          <text:p text:style-name="P4">Πλοήγηση μέσω χάρτη</text:p>
        </text:list-item>
        <text:list-item>
          <text:p text:style-name="P4">Καταχώρηση προιόντων/καταστημάτων</text:p>
        </text:list-item>
        <text:list-item>
          <text:p text:style-name="P6">Επεξεργασία καταχώρησης</text:p>
        </text:list-item>
        <text:list-item>
          <text:p text:style-name="P6"><text:soft-page-break/>Αξιολόγηση καταχώρησης</text:p>
        </text:list-item>
        <text:list-item>
          <text:p text:style-name="P5"><text:span text:style-name="T18">Αξιολόγηση</text:span> χρηστών</text:p>
        </text:list-item>
        <text:list-item>
          <text:p text:style-name="P5"><text:span text:style-name="T18">Αξιολόγηση</text:span> καταστημάτων</text:p>
        </text:list-item>
        <text:list-item>
          <text:p text:style-name="P6">Επιβράβευση καταχωρήσεων/χρηστών </text:p>
          <text:p text:style-name="P6"/>
        </text:list-item>
      </text:list>
      <text:list xml:id="list174357146188743" text:continue-list="list274734466" text:style-name="WWNum1">
        <text:list-item>
          <text:h text:style-name="P1" text:outline-level="1">Αναφορές - πηγές πληροφοριών</text:h>
        </text:list-item>
      </text:list>
      <text:p text:style-name="Description">Αναφορά σε πηγές πληροφοριών</text:p>
      <text:p text:style-name="Description"><text:tab/><text:span text:style-name="T14">1)χρήστες</text:span></text:p>
      <text:p text:style-name="P9"><text:span text:style-name="T8"><text:tab/>2)</text:span></text:p>
      <text:p text:style-name="Description"><text:tab/></text:p>
      <text:list xml:id="list174357755955356" text:continue-numbering="true" text:style-name="WWNum1">
        <text:list-item>
          <text:h text:style-name="P1" text:outline-level="1">Διαχειριστικές απαιτήσεις επιχειρησιακού περιβάλλοντος</text:h>
        </text:list-item>
      </text:list>
      <text:h text:style-name="Heading_20_2" text:outline-level="2">3.1<text:tab/>Επιχειρησιακό μοντέλο</text:h>
      <text:p text:style-name="Description">Περιγραφή του επιχειρησιακού μοντέλου: γιατί θα λειτουργήσει και θα γίνει διαδεδομένη η εφαρμογή μας</text:p>
      <text:p text:style-name="Description"><text:tab/><text:span text:style-name="T10">Η επιτυχία έγκειται στην καινοτομία, την </text:span><text:span text:style-name="T11">διαδραστικότητα</text:span><text:span text:style-name="T10"> και την ευχρηστία της ίδιας της <text:tab/>εφαρμογής.</text:span></text:p>
      <text:p text:style-name="Description"><text:span text:style-name="T10"/></text:p>
      <text:p text:style-name="P10"><text:span text:style-name="T10"><text:tab/>Η </text:span><text:span text:style-name="T11">διαδραστικότητα</text:span><text:span text:style-name="T10"> επιτυγχάνεται </text:span><text:span text:style-name="T11">με την άμεση συμμετοχή των χρηστών στην καταγραφή των <text:tab/>τιμών και καταστημάτων. Ως αποτέλεσμα οι ίδιοι οι χρήστες αποτελούν κομμάτι της εφαρμογής και <text:s/><text:tab/>δημιουργείται </text:span><text:span text:style-name="T12">έ</text:span><text:span text:style-name="T11">να κλίμα εμπιστοσύνης </text:span><text:span text:style-name="T12">αφού η πληροφορία δεν αποτελεί προιόν διαφήμισης.</text:span></text:p>
      <text:p text:style-name="P10"><text:span text:style-name="T12"><text:tab/></text:span></text:p>
      <text:p text:style-name="P10"><text:span text:style-name="T12"><text:tab/></text:span><text:span text:style-name="T13">Η επιτυχία της εφαρμογής εξαρτάται από το πλήθος και την ποιότητα της πληροφορία που παρέχεται από τους χρήστες. Κίνητρο κάθε χρήστη αποτελεί το έμφυτο αίσθημα αλληλεγγύης. Ως επιπρόσθετα κίνητρα θα λειτουργήσουν εικονικά βραβεία τα οποία θα κατακτά ο χρήστης με το πλήθος και την αξιοπιστία των <text:s/>καταχωρήσεων του. </text:span></text:p>
      <text:p text:style-name="P10"><text:span text:style-name="T12"/></text:p>
      <text:p text:style-name="P10"><text:span text:style-name="T12"><text:tab/> </text:span></text:p>
      <text:p text:style-name="Description"><text:span text:style-name="T15"/></text:p>
      <text:p text:style-name="Description"><text:span text:style-name="T15"/></text:p>
      <text:h text:style-name="Heading_20_2" text:outline-level="2">3.2<text:tab/>Περιβάλλον διαχείρισης πληροφοριών</text:h>
      <text:p text:style-name="Description">Περιληπτική αναφορά στη σημερινή εικόνα για το περιβάλλον διαχείρισης πληροφοριών</text:p>
      <text:p text:style-name="Standard"/>
      <text:list xml:id="list174357803565503" text:continue-numbering="true" text:style-name="WWNum1">
        <text:list-item>
          <text:h text:style-name="P1" text:outline-level="1"><text:soft-page-break/>Λειτουργικές απαιτήσεις επιχειρησιακού περιβάλλοντος</text:h>
        </text:list-item>
      </text:list>
      <text:h text:style-name="Heading_20_2" text:outline-level="2">4.1<text:tab/>Επιχειρησιακές διαδικασίες</text:h>
      <text:p text:style-name="Description">Ροές εργασιών κατά τη συλλογή και πρόσβαση σε δεδομένα της εφαρμογής μας</text:p>
      <text:h text:style-name="Heading_20_2" text:outline-level="2">4.2<text:tab/>Περιορισμοί</text:h>
      <text:p text:style-name="Description">Αναφορά σε περιορισμούς εφόσον υπάρχουν</text:p>
      <text:p text:style-name="Standard"/>
      <text:h text:style-name="Heading_20_2" text:outline-level="2">4.3<text:tab/>Δείκτες ποιότητας</text:h>
      <text:p text:style-name="Description">Αναφορά σε δείκτες ποιότητας </text:p>
      <text:list xml:id="list174356442642059" text:continue-numbering="true" text:style-name="WWNum1">
        <text:list-item>
          <text:h text:style-name="P1" text:outline-level="1">Έκθεση απαιτήσεων χρηστών</text:h>
        </text:list-item>
      </text:list>
      <text:p text:style-name="Description">Αναφορές υψηλού επιπέδου απαιτήσεων (πχ αρχών - στόχων του έργου) προσαρμοσμένες στην οπτική του εκάστοτε εμπλεκόμενου μέρους</text:p>
      <text:list xml:id="list174357312127865" text:continue-numbering="true" text:style-name="WWNum1">
        <text:list-item>
          <text:h text:style-name="P1" text:outline-level="1">Αρχές του προτεινόμενου συστήματος</text:h>
        </text:list-item>
      </text:list>
      <text:p text:style-name="Description">Λειτουργικές αρχές και σενάρια για το προτεινόμενο σύστημα. Μη-τεχνική εστίαση.</text:p>
      <text:list xml:id="list174357477109727" text:continue-numbering="true" text:style-name="WWNum1">
        <text:list-item>
          <text:h text:style-name="P1" text:outline-level="1">Περιορισμοί στο πλαίσιο του έργου</text:h>
        </text:list-item>
      </text:list>
      <text:p text:style-name="Description">Αναφορά σε περιορισμούς εντός της εμβέλειας του εκάστοτε εμπλεκόμενου μέρους</text:p>
      <text:list xml:id="list174356912382391" text:continue-numbering="true" text:style-name="WWNum1">
        <text:list-item>
          <text:h text:style-name="P1" text:outline-level="1">Παράρτημα: ακρωνύμια και συντομογραφίες </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423cm" fo:margin-bottom="0cm" loext:contextual-spacing="false" fo:keep-together="always" fo:text-indent="-1cm" style:auto-text-indent="false" fo:keep-with-next="always"/>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Description" style:family="paragraph" style:parent-style-name="Standard" style:default-outline-level="">
      <style:text-properties fo:color="#8496b0" fo:font-size="10pt" fo:font-style="italic" style:font-size-asian="10pt" style:font-style-asian="italic"/>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 style:class="chapter">
      <style:paragraph-properties fo:margin-top="0.212cm" fo:margin-bottom="0.282cm" loext:contextual-spacing="false"/>
      <style:text-properties fo:color="#5a5a5a" fo:font-size="14pt" fo:letter-spacing="0.026cm" style:font-name-asian="F"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fo:language="el" fo:country="GR" style:letter-kerning="true" style:font-name-asian="F" style:font-family-generic-asian="system" style:font-pitch-asian="variable" style:font-size-asian="28pt" style:font-name-complex="F"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26cm" fo:language="el" fo:country="GR" style:font-name-asian="F" style:font-family-generic-asian="system" style:font-pitch-asian="variable" style:font-size-asian="14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ΤΑΥΤΟΤΗΤΑ ΠΡΟΣΦΕΡΟΝΤΑ)<text:tab/>ΕΓΓΡΑΦΟ </text:span><text:span text:style-name="MT2">StRS<text:tab/></text:span><text:span text:style-name="MT1">Σελ </text:span><text:span text:style-name="MT1"><text:page-number text:select-page="current">3</text:page-number></text:span><text:span text:style-name="MT1"><text:s/>/ <text:s/></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silios Vescoukis</meta:initial-creator>
    <meta:editing-cycles>4</meta:editing-cycles>
    <meta:creation-date>2018-11-11T16:40:00</meta:creation-date>
    <dc:date>2018-11-22T17:43:55.724000000</dc:date>
    <meta:editing-duration>PT17M12S</meta:editing-duration>
    <meta:generator>LibreOffice/6.1.3.2$Windows_x86 LibreOffice_project/86daf60bf00efa86ad547e59e09d6bb77c699acb</meta:generator>
    <meta:document-statistic meta:table-count="0" meta:image-count="0" meta:object-count="0" meta:page-count="3" meta:paragraph-count="64" meta:word-count="431" meta:character-count="3119" meta:non-whitespace-character-count="27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